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89002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3206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9466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3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93149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319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2898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83163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7666"/>
          <table:table-cell office:value-type="float" office:value="0.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1132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90708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0475"/>
          <table:table-cell office:value-type="float" office:value="0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587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98064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8994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064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2897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8.0"/>
          <table:table-cell office:value-type="float" office:value="4010.0"/>
          <table:table-cell office:value-type="float" office:value="10882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2504"/>
          <table:table-cell office:value-type="float" office:value="0.777"/>
          <table:table-cell office:value-type="float" office:value="0.72"/>
          <table:table-cell office:value-type="float" office:value="45447.0"/>
          <table:table-cell office:value-type="float" office:value="0.0"/>
          <table:table-cell office:value-type="float" office:value="93.0"/>
          <table:table-cell office:value-type="float" office:value="6283.0"/>
          <table:table-cell office:value-type="float" office:value="51926.0"/>
          <table:table-cell office:value-type="float" office:value="4010.0"/>
          <table:table-cell office:value-type="float" office:value="1088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707"/>
          <table:table-cell office:value-type="float" office:value="155.924"/>
          <table:table-cell office:value-type="float" office:value="155.87"/>
          <table:table-cell office:value-type="float" office:value="8004754.0"/>
          <table:table-cell office:value-type="float" office:value="0.0"/>
          <table:table-cell office:value-type="float" office:value="13945.0"/>
          <table:table-cell office:value-type="float" office:value="1859158.0"/>
          <table:table-cell office:value-type="float" office:value="9864470.0"/>
          <table:table-cell office:value-type="float" office:value="3982.0"/>
          <table:table-cell office:value-type="float" office:value="1079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9004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5816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8723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72707"/>
          <table:table-cell office:value-type="float" office:value="2.901"/>
          <table:table-cell office:value-type="float" office:value="2.86"/>
          <table:table-cell office:value-type="float" office:value="141220.0"/>
          <table:table-cell office:value-type="float" office:value="0.0"/>
          <table:table-cell office:value-type="float" office:value="622.0"/>
          <table:table-cell office:value-type="float" office:value="45058.0"/>
          <table:table-cell office:value-type="float" office:value="186529.0"/>
          <table:table-cell office:value-type="float" office:value="4010.0"/>
          <table:table-cell office:value-type="float" office:value="10892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.8611"/>
          <table:table-cell office:value-type="float" office:value="82.085"/>
          <table:table-cell office:value-type="float" office:value="82.03"/>
          <table:table-cell office:value-type="float" office:value="7003513.0"/>
          <table:table-cell office:value-type="float" office:value="0.0"/>
          <table:table-cell office:value-type="float" office:value="2046.0"/>
          <table:table-cell office:value-type="float" office:value="201353.0"/>
          <table:table-cell office:value-type="float" office:value="7205009.0"/>
          <table:table-cell office:value-type="float" office:value="4010.0"/>
          <table:table-cell office:value-type="float" office:value="10892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4.677"/>
          <table:table-cell office:value-type="float" office:value="342.877"/>
          <table:table-cell office:value-type="float" office:value="342.84"/>
          <table:table-cell office:value-type="float" office:value="20846700.0"/>
          <table:table-cell office:value-type="float" office:value="0.0"/>
          <table:table-cell office:value-type="float" office:value="16793.0"/>
          <table:table-cell office:value-type="float" office:value="2867643.0"/>
          <table:table-cell office:value-type="float" office:value="23714765.0"/>
          <table:table-cell office:value-type="float" office:value="3982.0"/>
          <table:table-cell office:value-type="float" office:value="1080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23666"/>
          <table:table-cell office:value-type="float" office:value="1.486"/>
          <table:table-cell office:value-type="float" office:value="1.4"/>
          <table:table-cell office:value-type="float" office:value="74072.0"/>
          <table:table-cell office:value-type="float" office:value="0.0"/>
          <table:table-cell office:value-type="float" office:value="286.0"/>
          <table:table-cell office:value-type="float" office:value="29534.0"/>
          <table:table-cell office:value-type="float" office:value="103699.0"/>
          <table:table-cell office:value-type="float" office:value="4010.0"/>
          <table:table-cell office:value-type="float" office:value="1089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9934"/>
          <table:table-cell office:value-type="float" office:value="22.16"/>
          <table:table-cell office:value-type="float" office:value="22.12"/>
          <table:table-cell office:value-type="float" office:value="1700278.0"/>
          <table:table-cell office:value-type="float" office:value="0.0"/>
          <table:table-cell office:value-type="float" office:value="1916.0"/>
          <table:table-cell office:value-type="float" office:value="165259.0"/>
          <table:table-cell office:value-type="float" office:value="1865693.0"/>
          <table:table-cell office:value-type="float" office:value="4010.0"/>
          <table:table-cell office:value-type="float" office:value="1089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7455"/>
          <table:table-cell office:value-type="float" office:value="72.928"/>
          <table:table-cell office:value-type="float" office:value="72.88"/>
          <table:table-cell office:value-type="float" office:value="3373650.0"/>
          <table:table-cell office:value-type="float" office:value="0.0"/>
          <table:table-cell office:value-type="float" office:value="6140.0"/>
          <table:table-cell office:value-type="float" office:value="645648.0"/>
          <table:table-cell office:value-type="float" office:value="4019699.0"/>
          <table:table-cell office:value-type="float" office:value="3982.0"/>
          <table:table-cell office:value-type="float" office:value="10798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0.91"/>
          <table:table-cell office:value-type="float" office:value="0.8"/>
          <table:table-cell office:value-type="float" office:value="55103.0"/>
          <table:table-cell office:value-type="float" office:value="1.0"/>
          <table:table-cell office:value-type="float" office:value="43.0"/>
          <table:table-cell office:value-type="float" office:value="1523.0"/>
          <table:table-cell office:value-type="float" office:value="56837.0"/>
          <table:table-cell office:value-type="float" office:value="4010.0"/>
          <table:table-cell office:value-type="float" office:value="10883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9439"/>
          <table:table-cell office:value-type="float" office:value="1.154"/>
          <table:table-cell office:value-type="float" office:value="1.12"/>
          <table:table-cell office:value-type="float" office:value="78672.0"/>
          <table:table-cell office:value-type="float" office:value="0.0"/>
          <table:table-cell office:value-type="float" office:value="189.0"/>
          <table:table-cell office:value-type="float" office:value="11420.0"/>
          <table:table-cell office:value-type="float" office:value="90204.0"/>
          <table:table-cell office:value-type="float" office:value="4010.0"/>
          <table:table-cell office:value-type="float" office:value="10883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1.811"/>
          <table:table-cell office:value-type="float" office:value="380.005"/>
          <table:table-cell office:value-type="float" office:value="379.96"/>
          <table:table-cell office:value-type="float" office:value="22329990.0"/>
          <table:table-cell office:value-type="float" office:value="0.0"/>
          <table:table-cell office:value-type="float" office:value="6798.0"/>
          <table:table-cell office:value-type="float" office:value="936161.0"/>
          <table:table-cell office:value-type="float" office:value="23266486.0"/>
          <table:table-cell office:value-type="float" office:value="3982.0"/>
          <table:table-cell office:value-type="float" office:value="10791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